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0e26f0" officeooo:paragraph-rsid="000f4eab"/>
    </style:style>
    <style:style style:name="P2" style:family="paragraph" style:parent-style-name="Standard">
      <style:text-properties officeooo:rsid="000e26f0" officeooo:paragraph-rsid="00108cc5"/>
    </style:style>
    <style:style style:name="T1" style:family="text">
      <style:text-properties officeooo:rsid="000f4eab"/>
    </style:style>
    <style:style style:name="T2" style:family="text">
      <style:text-properties officeooo:rsid="000f605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2">Predicting labels of sequential data <text:s/>is a classical supervised learning problem faced in machine learning and many other fields <text:s/><text:span text:style-name="T1">like bioinformatics, computational linguistics and speech recognition</text:span>. <text:span text:style-name="T2">It involves predicting large number of variables that can depend on each other as well as observed variables. For example, the tag of a word in a sentence depends on the observed word itself and also the predicted word thats before it and the predicted word that comes after it (Other examples include classifying regions in an image, digitizing handwritten characters in</text:span> optical character recognition (Handwritting recognition), and <text:span text:style-name="T2">segmenting genes in a strand of DNA)</text:span>. <text:span text:style-name="T2">Due to this structure in the data, graphical models have been used to compactly model the the multiple variables and assist classification methods in predicting the labels using large sets of observed values. A popular probibalistic graphical models that are used are conditional random fields (CRFs). CRFs have had wide application in many areas including, computer vision, natral language processing and bioinformatics. They work by defining a conditional probability distribution over the label sequences given a particular observation sequence instead of a whole joint probability distribution over the label and observation sequences.</text:span></text:p>
      <text:p text:style-name="P2"><text:span text:style-name="T2"><text:s/></text:span></text:p>
      <text:p text:style-name="P1"><text:s/>For instance, in the part-of-speech tagging of a sentence, a verb is more likely to come before a noun than another verb. <text:span text:style-name="T1">A common model for predicting these labels is the Hidden Markov Model (HMM).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Tahoma"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Liberation Serif" fo:font-size="12pt" fo:language="en" fo:country="GB" style:letter-kerning="true" style:font-name-asian="Tahoma"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Tahoma" style:font-family-asian="Tahoma"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ylan Angus</meta:initial-creator>
    <meta:creation-date>2017-03-21T00:35:53.692599903</meta:creation-date>
    <dc:date>2017-03-21T01:38:57.797476077</dc:date>
    <dc:creator>Dylan Angus</dc:creator>
    <meta:editing-duration>PT1M23S</meta:editing-duration>
    <meta:editing-cycles>1</meta:editing-cycles>
    <meta:document-statistic meta:table-count="0" meta:image-count="0" meta:object-count="0" meta:page-count="1" meta:paragraph-count="3" meta:word-count="228" meta:character-count="1513" meta:non-whitespace-character-count="1282"/>
    <meta:generator>LibreOffice/5.0.6.2$Linux_X86_64 LibreOffice_project/00$Build-2</meta:generator>
  </office:meta>
</office:document-meta>
</file>